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DD116079FDE1834C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-width="0.321cm" draw:fill="solid" draw:fill-color="#e0c2cd" draw:textarea-horizontal-align="justify" draw:textarea-vertical-align="middle" draw:auto-grow-height="false" fo:min-height="1.84cm" fo:min-width="1.78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svg:stroke-width="0.081cm" draw:marker-start-width="0.321cm" draw:marker-end-width="0.321cm"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="solid" draw:fill-color="#b4c7dc" draw:textarea-horizontal-align="justify" draw:textarea-vertical-align="middle" draw:auto-grow-height="false" fo:min-height="1.147cm" fo:min-width="7.425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solid" draw:fill-color="#ffdbb6" draw:textarea-horizontal-align="justify" draw:textarea-vertical-align="middle" draw:auto-grow-height="false" fo:min-height="0.893cm" fo:min-width="3.183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7b3d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solid" draw:fill-color="#ffffd7" draw:textarea-horizontal-align="justify" draw:textarea-vertical-align="middle" draw:auto-grow-height="false" fo:min-height="1.995cm" fo:min-width="1.836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draw:marker-start-width="0.321cm" draw:marker-end-width="0.321cm" draw:fill="solid" draw:fill-color="#e0c2cd" draw:textarea-horizontal-align="justify" draw:textarea-vertical-align="middle" draw:auto-grow-height="false" fo:min-height="1.995cm" fo:min-width="1.949cm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svg:stroke-width="0.081cm" svg:stroke-color="#395511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objectwithoutfill">
      <style:graphic-properties svg:stroke-width="0.081cm" svg:stroke-color="#81370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b4c7dc"/>
      <style:paragraph-properties fo:text-align="center" style:writing-mode="lr-tb"/>
    </style:style>
    <style:style style:name="P7" style:family="paragraph">
      <loext:graphic-properties draw:fill="solid" draw:fill-color="#ffdbb6"/>
      <style:paragraph-properties fo:text-align="center" style:writing-mode="lr-tb"/>
    </style:style>
    <style:style style:name="P8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4.836cm" svg:height="4.179cm" svg:x="21.669cm" svg:y="13.978cm">
          <draw:image xlink:href="Pictures/100000000000050000000452DD116079FDE1834C.jpg" xlink:type="simple" xlink:show="embed" xlink:actuate="onLoad" draw:mime-type="image/jpeg">
            <text:p/>
          </draw:image>
        </draw:frame>
        <draw:custom-shape draw:style-name="gr2" draw:text-style-name="P3" xml:id="id4" draw:id="id4" draw:layer="layout" svg:width="3.222cm" svg:height="2.954cm" svg:x="4.626cm" svg:y="5.807cm">
          <text:p text:style-name="P2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8cm" svg:height="0.878cm" svg:x="9.153cm" svg:y="11.1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0.671cm" svg:height="0.688cm" svg:x="8.019cm" svg:y="7.5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5" draw:layer="layout" svg:x1="20.238cm" svg:y1="18.161cm" svg:x2="20.228cm" svg:y2="3.302cm">
          <text:p/>
        </draw:line>
        <draw:custom-shape draw:style-name="gr5" draw:text-style-name="P6" draw:layer="layout" svg:width="7.925cm" svg:height="1.397cm" svg:x="8.357cm" svg:y="15.483cm">
          <text:p text:style-name="P2">Brai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6.427cm" svg:y1="15.671cm" svg:x2="22.001cm" svg:y2="15.694cm" svg:d="M16427 15671l5574 23" svg:viewBox="0 0 5575 24">
          <text:p/>
        </draw:connector>
        <draw:line draw:style-name="gr6" draw:text-style-name="P5" draw:layer="layout" svg:x1="21.971cm" svg:y1="16.129cm" svg:x2="16.383cm" svg:y2="16.129cm">
          <text:p/>
        </draw:line>
        <draw:custom-shape draw:style-name="gr7" draw:text-style-name="P7" xml:id="id3" draw:id="id3" draw:layer="layout" svg:width="3.683cm" svg:height="1.143cm" svg:x="8.414cm" svg:y="13.589cm">
          <text:p text:style-name="P2">Sensors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3.683cm" svg:height="1.143cm" svg:x="12.514cm" svg:y="13.589cm">
          <text:p text:style-name="P2">Stimulation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246cm" svg:y1="15.494cm" svg:x2="10.246cm" svg:y2="14.732cm">
          <text:p/>
        </draw:line>
        <draw:connector draw:style-name="gr8" draw:text-style-name="P5" draw:layer="layout" draw:type="line" svg:x1="14.355cm" svg:y1="14.732cm" svg:x2="14.365cm" svg:y2="15.449cm" draw:start-shape="id1" draw:start-glue-point="2" svg:d="M14355 14732l10 717" svg:viewBox="0 0 11 718">
          <text:p/>
        </draw:connector>
        <draw:custom-shape draw:style-name="gr9" draw:text-style-name="P8" xml:id="id6" draw:id="id6" draw:layer="layout" svg:width="3.302cm" svg:height="3.175cm" svg:x="22.56cm" svg:y="5.752cm">
          <text:p text:style-name="P2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5" draw:id="id5" draw:layer="layout" svg:width="3.463cm" svg:height="3.175cm" svg:x="13.686cm" svg:y="5.728cm">
          <text:p text:style-name="P2">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898cm" svg:height="1.593cm" svg:x="16.891cm" svg:y="4.95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1" draw:text-style-name="P5" draw:layer="layout" draw:type="line" svg:x1="24.087cm" svg:y1="13.978cm" svg:x2="24.145cm" svg:y2="8.928cm" draw:start-shape="id2" draw:start-glue-point="0" svg:d="M24087 13978l58-5050" svg:viewBox="0 0 59 5051">
          <text:p/>
        </draw:connector>
        <draw:frame draw:style-name="gr12" draw:text-style-name="P4" draw:layer="layout" svg:width="1.727cm" svg:height="0.878cm" svg:x="24.462cm" svg:y="9.3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6" draw:text-style-name="P5" draw:layer="layout" draw:line-skew="-0.253cm" svg:x1="10.255cm" svg:y1="13.589cm" svg:x2="6.237cm" svg:y2="8.761cm" draw:start-shape="id3" draw:start-glue-point="0" draw:end-shape="id4" draw:end-glue-point="8" svg:d="M10255 13589v-2667h-4018v-2161" svg:viewBox="0 0 4019 4829">
          <text:p/>
        </draw:connector>
        <draw:connector draw:style-name="gr6" draw:text-style-name="P5" draw:layer="layout" draw:line-skew="-0.324cm" svg:x1="10.255cm" svg:y1="13.589cm" svg:x2="15.417cm" svg:y2="8.903cm" draw:start-shape="id3" draw:start-glue-point="0" draw:end-shape="id5" draw:end-glue-point="8" svg:d="M10255 13589v-2667h5162v-2019" svg:viewBox="0 0 5163 4687">
          <text:p/>
        </draw:connector>
        <draw:connector draw:style-name="gr8" draw:text-style-name="P5" draw:layer="layout" draw:type="line" svg:x1="7.848cm" svg:y1="7.284cm" svg:x2="13.686cm" svg:y2="7.316cm" draw:start-shape="id4" draw:start-glue-point="10" draw:end-shape="id5" draw:end-glue-point="6" svg:d="M7848 7284l5838 32" svg:viewBox="0 0 5839 33">
          <text:p/>
        </draw:connector>
        <draw:connector draw:style-name="gr11" draw:text-style-name="P5" draw:layer="layout" draw:type="line" svg:x1="17.149cm" svg:y1="7.316cm" svg:x2="22.56cm" svg:y2="7.34cm" draw:start-shape="id5" draw:start-glue-point="10" draw:end-shape="id6" draw:end-glue-point="6" svg:d="M17149 7316l5411 24" svg:viewBox="0 0 5412 25">
          <text:p/>
        </draw:connector>
        <draw:connector draw:style-name="gr13" draw:text-style-name="P5" draw:layer="layout" draw:type="lines" draw:line-skew="0cm -2.673cm" svg:x1="7.848cm" svg:y1="7.284cm" svg:x2="14.355cm" svg:y2="13.589cm" draw:start-shape="id4" draw:start-glue-point="10" draw:end-shape="id1" draw:end-glue-point="0" svg:d="M7848 7284h542l5965 3090v3215" svg:viewBox="0 0 6508 6306">
          <text:p/>
        </draw:connector>
        <draw:frame draw:style-name="gr3" draw:text-style-name="P4" draw:layer="layout" svg:width="1.353cm" svg:height="0.797cm" svg:x="20.99cm" svg:y="7.87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4" draw:text-style-name="P5" draw:layer="layout" svg:x1="22.479cm" svg:y1="6.985cm" svg:x2="17.399cm" svg:y2="6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1T21:35:46.842342021</meta:creation-date>
    <dc:date>2023-05-04T13:06:47.077745019</dc:date>
    <meta:editing-duration>PT4H52M53S</meta:editing-duration>
    <meta:editing-cycles>34</meta:editing-cycles>
    <meta:generator>LibreOffice/7.3.7.2$Linux_X86_64 LibreOffice_project/3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sub>
      <mi>y</mi>
      <mi mathvariant="italic">actual</mi>
    </msub>
    <annotation encoding="StarMath 5.0">y_{actual} </annotation>
  </semantics>
</math>
</file>

<file path=Object 11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y</mi>
          <mi mathvariant="italic">pred</mi>
        </msub>
      </mrow>
    </mfrac>
    <annotation encoding="StarMath 5.0">{ partial L}  over { partial y _{pred}} </annotation>
  </semantics>
</math>
</file>

<file path=Object 2/content.xml><?xml version="1.0" encoding="utf-8"?>
<math xmlns="http://www.w3.org/1998/Math/MathML" display="block">
  <semantics>
    <msub>
      <mi>O</mi>
      <mi>t</mi>
    </msub>
    <annotation encoding="StarMath 5.0">O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6/content.xml><?xml version="1.0" encoding="utf-8"?>
<math xmlns="http://www.w3.org/1998/Math/MathML" display="block">
  <semantics>
    <msub>
      <mi>y</mi>
      <mi mathvariant="italic">pred</mi>
    </msub>
    <annotation encoding="StarMath 5.0"> y _ {pred}</annotation>
  </semantics>
</math>
</file>